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bcc" draw:textarea-horizontal-align="justify" draw:textarea-vertical-align="middle" draw:auto-grow-height="false" fo:min-height="0.564cm" fo:min-width="3.814cm"/>
    </style:style>
    <style:style style:name="gr2" style:family="graphic" style:parent-style-name="standard">
      <style:graphic-properties draw:fill="solid" draw:fill-color="#ffe5ca" draw:textarea-horizontal-align="justify" draw:textarea-vertical-align="middle" draw:auto-grow-height="false" fo:min-height="0.508cm" fo:min-width="3.818cm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0.85cm" fo:min-width="0.85cm"/>
    </style:style>
    <style:style style:name="gr4" style:family="graphic" style:parent-style-name="standard">
      <style:graphic-properties draw:fill="solid" draw:fill-color="#ffe5ca" draw:textarea-horizontal-align="justify" draw:textarea-vertical-align="middle" draw:auto-grow-height="false" fo:min-height="0.564cm" fo:min-width="3.814cm"/>
    </style:style>
    <style:style style:name="gr5" style:family="graphic" style:parent-style-name="standard">
      <style:graphic-properties draw:fill="solid" draw:fill-color="#ffe5ca" draw:textarea-horizontal-align="justify" draw:textarea-vertical-align="middle" draw:auto-grow-height="false" fo:min-height="0.472cm" fo:min-width="3.822cm"/>
    </style:style>
    <style:style style:name="gr6" style:family="graphic" style:parent-style-name="standard">
      <style:graphic-properties draw:fill="solid" draw:fill-color="#eeeeee" draw:textarea-horizontal-align="justify" draw:textarea-vertical-align="middle" draw:auto-grow-height="false" fo:min-height="1cm" fo:min-width="0.972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45cm" fo:min-width="3.9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3.9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657cm" fo:min-width="3.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13" style:family="graphic" style:parent-style-name="standard">
      <style:graphic-properties draw:fill="solid" draw:fill-color="#eeeeee" draw:textarea-horizontal-align="justify" draw:textarea-vertical-align="middle" draw:auto-grow-height="false" fo:min-height="0.9cm" fo:min-width="0.9cm"/>
    </style:style>
    <style:style style:name="gr14" style:family="graphic" style:parent-style-name="standard">
      <style:graphic-properties draw:fill="solid" draw:fill-color="#fffbcc" draw:textarea-horizontal-align="justify" draw:textarea-vertical-align="middle" draw:auto-grow-height="false" fo:min-height="0.472cm" fo:min-width="3.82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6" style:family="graphic" style:parent-style-name="standard" style:list-style-name="L1">
      <style:graphic-properties draw:fill="solid" draw:fill-color="#fffbcc" draw:textarea-horizontal-align="justify" draw:textarea-vertical-align="middle" draw:auto-grow-height="false" fo:min-height="0.564cm" fo:min-width="6.414cm"/>
    </style:style>
    <style:style style:name="gr17" style:family="graphic" style:parent-style-name="standard">
      <style:graphic-properties draw:fill="solid" draw:fill-color="#ffe5ca" draw:textarea-horizontal-align="justify" draw:textarea-vertical-align="middle" draw:auto-grow-height="false" fo:min-height="0.472cm" fo:min-width="6.42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bcc"/>
      <style:paragraph-properties fo:text-align="center"/>
      <style:text-properties fo:font-size="9pt" style:font-size-asian="8pt" style:font-size-complex="8pt"/>
    </style:style>
    <style:style style:name="P3" style:family="paragraph">
      <loext:graphic-properties draw:fill="solid" draw:fill-color="#ffe5ca"/>
      <style:paragraph-properties fo:text-align="center"/>
      <style:text-properties fo:font-size="9pt" style:font-size-asian="9pt" style:font-size-complex="9pt"/>
    </style:style>
    <style:style style:name="P4" style:family="paragraph">
      <loext:graphic-properties draw:fill="solid" draw:fill-color="#eeeeee"/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="solid" draw:fill-color="#ffe5ca"/>
      <style:paragraph-properties fo:text-align="center"/>
      <style:text-properties fo:font-size="8pt" style:font-size-asian="9pt" style:font-size-complex="9pt"/>
    </style:style>
    <style:style style:name="P6" style:family="paragraph">
      <loext:graphic-properties draw:fill="solid" draw:fill-color="#eeeeee"/>
      <style:paragraph-properties fo:text-align="center"/>
      <style:text-properties fo:font-size="8pt" style:font-size-asian="9pt" style:font-size-complex="9pt"/>
    </style:style>
    <style:style style:name="P7" style:family="paragraph">
      <loext:graphic-properties draw:fill="solid" draw:fill-color="#fffbcc"/>
      <style:paragraph-properties fo:text-align="center"/>
      <style:text-properties fo:font-size="8pt" style:font-size-asian="9pt" style:font-size-complex="9pt"/>
    </style:style>
    <style:style style:name="P8" style:family="paragraph">
      <loext:graphic-properties draw:fill="solid" draw:fill-color="#ffffff"/>
      <style:paragraph-properties fo:text-align="center"/>
      <style:text-properties fo:font-size="8pt" style:font-size-asian="9pt" style:font-size-complex="9pt"/>
    </style:style>
    <style:style style:name="P9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10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1" style:family="paragraph">
      <loext:graphic-properties draw:fill="none"/>
      <style:paragraph-properties fo:text-align="center"/>
      <style:text-properties fo:font-size="9pt"/>
    </style:style>
    <style:style style:name="P12" style:family="paragraph">
      <loext:graphic-properties draw:fill="none"/>
      <style:paragraph-properties fo:text-align="center"/>
      <style:text-properties fo:font-size="8pt"/>
    </style:style>
    <style:style style:name="P13" style:family="paragraph">
      <loext:graphic-properties draw:fill="none" draw:fill-color="#ffffff"/>
      <style:paragraph-properties fo:text-align="center"/>
      <style:text-properties fo:font-size="9pt" style:font-size-asian="8pt" style:font-size-complex="8pt"/>
    </style:style>
    <style:style style:name="P14" style:family="paragraph">
      <loext:graphic-properties draw:fill="solid" draw:fill-color="#ffe5ca"/>
      <style:paragraph-properties fo:text-align="center"/>
      <style:text-properties fo:font-size="9pt" style:font-size-asian="8pt" style:font-size-complex="8pt"/>
    </style:style>
    <style:style style:name="P15" style:family="paragraph">
      <loext:graphic-properties draw:fill="solid" draw:fill-color="#eeeeee"/>
      <style:paragraph-properties fo:text-align="center"/>
      <style:text-properties fo:font-size="9pt" style:font-size-asian="8pt" style:font-size-complex="8pt"/>
    </style:style>
    <style:style style:name="P16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P17" style:family="paragraph">
      <loext:graphic-properties draw:fill="solid" draw:fill-color="#fffbcc"/>
      <style:paragraph-properties fo:text-align="center"/>
      <style:text-properties fo:font-size="9pt" style:font-size-asian="9pt" style:font-size-complex="9pt"/>
    </style:style>
    <style:style style:name="P18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solid" draw:fill-color="#fffbcc"/>
      <style:paragraph-properties fo:margin-left="0cm" fo:margin-right="0cm" fo:margin-top="0cm" fo:margin-bottom="0cm" fo:line-height="100%" fo:text-align="center" fo:text-indent="0cm"/>
      <style:text-properties fo:font-size="8pt" style:font-size-asian="9pt" style:font-size-complex="9pt"/>
    </style:style>
    <style:style style:name="P21" style:family="paragraph">
      <loext:graphic-properties draw:fill="none" draw:fill-color="#ffffff"/>
      <style:text-properties fo:font-size="8pt" fo:font-weight="bold" style:font-size-asian="11pt" style:font-weight-asian="bold" style:font-size-complex="11pt" style:font-weight-complex="bold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-color="#ffffff"/>
    </style:style>
    <style:style style:name="T1" style:family="text">
      <style:text-properties fo:font-size="9pt" style:font-size-asian="8pt" style:font-size-complex="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8pt" fo:font-weight="normal" style:font-size-asian="9pt" style:font-weight-asian="normal" style:font-size-complex="9pt" style:font-weight-complex="normal"/>
    </style:style>
    <style:style style:name="T7" style:family="text">
      <style:text-properties fo:font-size="8pt" fo:font-weight="normal" style:font-size-asian="11pt" style:font-weight-asian="normal" style:font-size-complex="11pt" style:font-weight-complex="normal"/>
    </style:style>
    <style:style style:name="T8" style:family="text">
      <style:text-properties fo:font-size="8pt" fo:font-weight="bold" style:font-size-asian="11pt" style:font-weight-asian="bold" style:font-size-complex="11pt" style:font-weight-complex="bold"/>
    </style:style>
    <style:style style:name="T9" style:family="text">
      <style:text-properties fo:font-size="11pt" fo:font-weight="normal" style:font-size-asian="11pt" style:font-weight-asian="normal" style:font-size-complex="11pt" style:font-weight-complex="normal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xml:id="id13" draw:id="id13" draw:layer="layout" svg:width="4.4cm" svg:height="0.9cm" svg:x="2.2cm" svg:y="2.6cm">
          <text:p text:style-name="P1"><text:span text:style-name="T1">preExecu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4.4cm" svg:height="0.84cm" svg:x="2.2cm" svg:y="10.9cm">
          <text:p text:style-name="P1"><text:span text:style-name="T2">ch</text:span><text:span text:style-name="T2">ec</text:span><text:span text:style-name="T2">kPr</text:span><text:span text:style-name="T2">ec</text:span><text:span text:style-name="T2">on</text:span><text:span text:style-name="T2">diti</text:span><text:span text:style-name="T2">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2.7cm" svg:height="2.2cm" svg:x="3.048cm" svg:y="12.8cm">
          <text:p text:style-name="P1"><text:span text:style-name="T2">precondition</text:span></text:p>
          <text:p text:style-name="P1"><text:span text:style-name="T2">me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xml:id="id5" draw:id="id5" draw:layer="layout" svg:width="4.4cm" svg:height="0.9cm" svg:x="2.2cm" svg:y="16.1cm">
          <text:p text:style-name="P1"><text:span text:style-name="T3">inputChang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6" draw:id="id6" draw:layer="layout" svg:width="4.4cm" svg:height="0.8cm" svg:x="2.2cm" svg:y="17.8cm">
          <text:p text:style-name="P1"><text:span text:style-name="T3">outputExis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7" draw:id="id7" draw:layer="layout" svg:width="2.944cm" svg:height="2.5cm" svg:x="2.932cm" svg:y="19.449cm">
          <text:p text:style-name="P1"><text:span text:style-name="T3">!inputChanged &amp;&amp;</text:span></text:p>
          <text:p text:style-name="P1"><text:span text:style-name="T3">outputExist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xml:id="id8" draw:id="id8" draw:layer="layout" svg:width="4.4cm" svg:height="0.9cm" svg:x="2.2cm" svg:y="23.6cm">
          <text:p text:style-name="P1"><text:span text:style-name="T3">executio</text:span><text:span text:style-name="T3">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xml:id="id9" draw:id="id9" draw:layer="layout" svg:width="4.4cm" svg:height="0.9cm" svg:x="2.2cm" svg:y="25.4cm">
          <text:p text:style-name="P1"><text:span text:style-name="T3">postExecu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0" draw:id="id10" draw:layer="layout" svg:width="4.4cm" svg:height="0.7cm" svg:x="2.2cm" svg:y="27.3cm">
          <text:p text:style-name="P1"><text:span text:style-name="T3">OK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7" draw:id="id17" draw:layer="layout" svg:width="4.4cm" svg:height="1cm" svg:x="9.7cm" svg:y="21.7cm">
          <text:p text:style-name="P1"><text:span text:style-name="T3">OK</text:span></text:p>
          <text:p text:style-name="P1"><text:span text:style-name="T3">UP</text:span><text:span text:style-name="T3">-</text:span><text:span text:style-name="T3">TO</text:span><text:span text:style-name="T3">-</text:span><text:span text:style-name="T3">DA</text:span><text:span text:style-name="T3">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2" draw:id="id2" draw:layer="layout" svg:width="4.4cm" svg:height="0.907cm" svg:x="14.8cm" svg:y="4.4cm">
          <text:p text:style-name="P1"><text:span text:style-name="T2">F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4.6cm" svg:height="0.963cm" svg:x="9.2cm" svg:y="10.82cm">
          <draw:text-box>
            <text:p text:style-name="P1"><text:span text:style-name="T4">RuntimeException</text:span></text:p>
          </draw:text-box>
        </draw:frame>
        <draw:connector draw:style-name="gr11" draw:text-style-name="P11" draw:layer="layout" svg:x1="14cm" svg:y1="23.6cm" svg:x2="17cm" svg:y2="5.307cm" draw:start-shape="id1" draw:start-glue-point="1" draw:end-shape="id2" draw:end-glue-point="2" svg:d="M14000 23600h3000v-18293" svg:viewBox="0 0 3001 18294">
          <text:p/>
        </draw:connector>
        <draw:connector draw:style-name="gr11" draw:text-style-name="P11" draw:layer="layout" svg:x1="4.4cm" svg:y1="11.74cm" svg:x2="4.398cm" svg:y2="12.8cm" draw:start-shape="id3" draw:start-glue-point="2" draw:end-shape="id4" draw:end-glue-point="4" svg:d="M4400 11740v531h-2v529" svg:viewBox="0 0 3 1061">
          <text:p/>
        </draw:connector>
        <draw:connector draw:style-name="gr11" draw:text-style-name="P11" draw:layer="layout" svg:x1="4.398cm" svg:y1="15cm" svg:x2="4.4cm" svg:y2="16.1cm" draw:start-shape="id4" draw:start-glue-point="6" draw:end-shape="id5" draw:end-glue-point="0" svg:d="M4398 15000v551h2v549" svg:viewBox="0 0 3 1101">
          <text:p/>
        </draw:connector>
        <draw:connector draw:style-name="gr11" draw:text-style-name="P12" draw:layer="layout" svg:x1="4.4cm" svg:y1="17cm" svg:x2="4.4cm" svg:y2="17.8cm" draw:start-shape="id5" draw:start-glue-point="2" draw:end-shape="id6" draw:end-glue-point="0" svg:d="M4400 17000v800" svg:viewBox="0 0 1 801">
          <text:p/>
        </draw:connector>
        <draw:connector draw:style-name="gr11" draw:text-style-name="P12" draw:layer="layout" svg:x1="4.4cm" svg:y1="18.6cm" svg:x2="4.404cm" svg:y2="19.449cm" draw:start-shape="id6" draw:start-glue-point="2" draw:end-shape="id7" draw:end-glue-point="4" svg:d="M4400 18600v425h4v424" svg:viewBox="0 0 5 850">
          <text:p/>
        </draw:connector>
        <draw:connector draw:style-name="gr11" draw:text-style-name="P12" draw:layer="layout" svg:x1="4.404cm" svg:y1="21.949cm" svg:x2="4.4cm" svg:y2="23.6cm" draw:start-shape="id7" draw:start-glue-point="6" draw:end-shape="id8" draw:end-glue-point="0" svg:d="M4404 21949v826h-4v825" svg:viewBox="0 0 5 1652">
          <text:p/>
        </draw:connector>
        <draw:connector draw:style-name="gr11" draw:text-style-name="P12" draw:layer="layout" svg:x1="4.4cm" svg:y1="24.5cm" svg:x2="4.4cm" svg:y2="25.4cm" draw:start-shape="id8" draw:start-glue-point="2" draw:end-shape="id9" draw:end-glue-point="0" svg:d="M4400 24500v900" svg:viewBox="0 0 1 901">
          <text:p/>
        </draw:connector>
        <draw:connector draw:style-name="gr11" draw:text-style-name="P12" draw:layer="layout" svg:x1="4.4cm" svg:y1="26.3cm" svg:x2="4.4cm" svg:y2="27.3cm" draw:start-shape="id9" draw:start-glue-point="2" draw:end-shape="id10" draw:end-glue-point="0" svg:d="M4400 26300v1000" svg:viewBox="0 0 1 1001">
          <text:p/>
        </draw:connector>
        <draw:frame draw:style-name="gr10" draw:text-style-name="P13" draw:layer="layout" svg:width="1.64cm" svg:height="0.963cm" svg:x="4.2cm" svg:y="15.4cm">
          <draw:text-box>
            <text:p text:style-name="P1"><text:span text:style-name="T1">yes</text:span></text:p>
            <text:p text:style-name="P1"><text:span text:style-name="T1"/></text:p>
          </draw:text-box>
        </draw:frame>
        <draw:frame draw:style-name="gr12" draw:text-style-name="P10" draw:layer="layout" svg:width="4.6cm" svg:height="0.887cm" svg:x="5.6cm" svg:y="16.013cm">
          <draw:text-box>
            <text:p text:style-name="P1"><text:span text:style-name="T4">RuntimeException</text:span></text:p>
          </draw:text-box>
        </draw:frame>
        <draw:frame draw:style-name="gr12" draw:text-style-name="P10" draw:layer="layout" svg:width="4.6cm" svg:height="0.887cm" svg:x="5.6cm" svg:y="17.68cm">
          <draw:text-box>
            <text:p text:style-name="P1"><text:span text:style-name="T4">Ru</text:span><text:span text:style-name="T4">nti</text:span><text:span text:style-name="T4">me</text:span><text:span text:style-name="T4">Ex</text:span><text:span text:style-name="T4">cep</text:span><text:span text:style-name="T4">tion</text:span></text:p>
          </draw:text-box>
        </draw:frame>
        <draw:frame draw:style-name="gr12" draw:text-style-name="P10" draw:layer="layout" svg:width="4.6cm" svg:height="0.887cm" svg:x="5.2cm" svg:y="23cm">
          <draw:text-box>
            <text:p text:style-name="P1"><text:span text:style-name="T4">TaskExecutionException</text:span></text:p>
          </draw:text-box>
        </draw:frame>
        <draw:frame draw:style-name="gr12" draw:text-style-name="P10" draw:layer="layout" svg:width="1.64cm" svg:height="0.887cm" svg:x="6.7cm" svg:y="20.201cm">
          <draw:text-box>
            <text:p text:style-name="P1"><text:span text:style-name="T4">yes</text:span></text:p>
            <text:p text:style-name="P1"><text:span text:style-name="T4"/></text:p>
          </draw:text-box>
        </draw:frame>
        <draw:frame draw:style-name="gr12" draw:text-style-name="P10" draw:layer="layout" svg:width="1.64cm" svg:height="0.887cm" svg:x="3.86cm" svg:y="22.401cm">
          <draw:text-box>
            <text:p text:style-name="P1"><text:span text:style-name="T4">no</text:span></text:p>
            <text:p text:style-name="P1"><text:span text:style-name="T4"/></text:p>
          </draw:text-box>
        </draw:frame>
        <draw:custom-shape draw:style-name="gr4" draw:text-style-name="P14" xml:id="id11" draw:id="id11" draw:layer="layout" svg:width="4.4cm" svg:height="0.9cm" svg:x="2.201cm" svg:y="4.4cm">
          <text:p text:style-name="P1"><text:span text:style-name="T1">sk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xml:id="id12" draw:id="id12" draw:layer="layout" svg:width="2.8cm" svg:height="2.3cm" svg:x="3cm" svg:y="6.262cm">
          <text:p text:style-name="P1"><text:span text:style-name="T1">skip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1" draw:layer="layout" svg:x1="6.6cm" svg:y1="11.32cm" svg:x2="17cm" svg:y2="5.307cm" draw:start-shape="id3" draw:start-glue-point="1" draw:end-shape="id2" draw:end-glue-point="2" svg:d="M6600 11320h10400v-6013" svg:viewBox="0 0 10401 6014">
          <text:p/>
        </draw:connector>
        <draw:connector draw:style-name="gr11" draw:text-style-name="P11" draw:layer="layout" svg:x1="6.601cm" svg:y1="4.85cm" svg:x2="14.8cm" svg:y2="4.846cm" draw:start-shape="id11" draw:start-glue-point="1" svg:d="M6601 4850h4351v-4h3848" svg:viewBox="0 0 8200 5">
          <text:p/>
        </draw:connector>
        <draw:connector draw:style-name="gr11" draw:text-style-name="P11" draw:layer="layout" svg:x1="4.4cm" svg:y1="8.562cm" svg:x2="4.4cm" svg:y2="10.9cm" draw:start-shape="id12" draw:start-glue-point="6" draw:end-shape="id3" draw:end-glue-point="0" svg:d="M4400 8562v2338" svg:viewBox="0 0 1 2339">
          <text:p/>
        </draw:connector>
        <draw:connector draw:style-name="gr11" draw:text-style-name="P11" draw:layer="layout" svg:x1="4.401cm" svg:y1="5.3cm" svg:x2="4.4cm" svg:y2="6.262cm" draw:start-shape="id11" draw:start-glue-point="2" draw:end-shape="id12" draw:end-glue-point="4" svg:d="M4401 5300v482h-1v480" svg:viewBox="0 0 2 963">
          <text:p/>
        </draw:connector>
        <draw:connector draw:style-name="gr11" draw:text-style-name="P11" draw:layer="layout" svg:x1="4.4cm" svg:y1="3.5cm" svg:x2="4.401cm" svg:y2="4.4cm" draw:start-shape="id13" draw:start-glue-point="2" draw:end-shape="id11" draw:end-glue-point="0" svg:d="M4400 3500v451h1v449" svg:viewBox="0 0 2 901">
          <text:p/>
        </draw:connector>
        <draw:frame draw:style-name="gr10" draw:text-style-name="P10" draw:layer="layout" svg:width="4.6cm" svg:height="0.963cm" svg:x="8.6cm" svg:y="4.377cm">
          <draw:text-box>
            <text:p text:style-name="P1"><text:span text:style-name="T4">RuntimeException</text:span></text:p>
          </draw:text-box>
        </draw:frame>
        <draw:connector draw:style-name="gr11" draw:text-style-name="P11" draw:layer="layout" svg:x1="5.8cm" svg:y1="7.412cm" svg:x2="9.4cm" svg:y2="7.4cm" draw:start-shape="id12" draw:start-glue-point="7" draw:end-shape="id14" draw:end-glue-point="3" svg:d="M5800 7412h1801v-12h1799" svg:viewBox="0 0 3601 13">
          <text:p/>
        </draw:connector>
        <draw:custom-shape draw:style-name="gr8" draw:text-style-name="P16" xml:id="id15" draw:id="id15" draw:layer="layout" svg:width="4.4cm" svg:height="1cm" svg:x="9.401cm" svg:y="9cm">
          <text:p text:style-name="P1"><text:span text:style-name="T4">OK</text:span></text:p>
          <text:p text:style-name="P1"><text:span text:style-name="T4">SKIPP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7" xml:id="id14" draw:id="id14" draw:layer="layout" svg:width="4.4cm" svg:height="0.8cm" svg:x="9.4cm" svg:y="7cm">
          <text:p text:style-name="P1"><text:span text:style-name="T2">skipExecu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1" draw:layer="layout" svg:x1="11.6cm" svg:y1="7.8cm" svg:x2="11.601cm" svg:y2="9cm" draw:start-shape="id14" draw:start-glue-point="2" draw:end-shape="id15" draw:end-glue-point="0" svg:d="M11600 7800v601h1v599" svg:viewBox="0 0 2 1201">
          <text:p/>
        </draw:connector>
        <draw:custom-shape draw:style-name="gr14" draw:text-style-name="P7" xml:id="id16" draw:id="id16" draw:layer="layout" svg:width="4.4cm" svg:height="0.8cm" svg:x="9.7cm" svg:y="20.3cm">
          <text:p text:style-name="P1"><text:span text:style-name="T3">upToDateExecu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2" draw:layer="layout" svg:x1="5.876cm" svg:y1="20.699cm" svg:x2="9.7cm" svg:y2="20.7cm" draw:start-shape="id7" draw:start-glue-point="7" draw:end-shape="id16" draw:end-glue-point="3" svg:d="M5876 20699h1913v1h1911" svg:viewBox="0 0 3825 2">
          <text:p/>
        </draw:connector>
        <draw:connector draw:style-name="gr11" draw:text-style-name="P12" draw:layer="layout" svg:x1="11.9cm" svg:y1="21.1cm" svg:x2="11.9cm" svg:y2="21.7cm" draw:start-shape="id16" draw:start-glue-point="2" draw:end-shape="id17" draw:end-glue-point="0" svg:d="M11900 21100v600" svg:viewBox="0 0 1 601">
          <text:p/>
        </draw:connector>
        <draw:frame draw:style-name="gr15" draw:text-style-name="P18" draw:layer="layout" svg:width="7.2cm" svg:height="1.673cm" svg:x="2.1cm" svg:y="0.8cm">
          <draw:text-box>
            <text:p><text:span text:style-name="T5">task execution lifecycle</text:span></text:p>
          </draw:text-box>
        </draw:frame>
        <draw:custom-shape draw:style-name="gr16" draw:text-style-name="P20" draw:layer="layout" svg:width="7cm" svg:height="0.9cm" svg:x="11.7cm" svg:y="26.119cm">
          <text:p text:style-name="P19"><text:span text:style-name="T6">callback specified by TaskRu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7cm" svg:height="0.8cm" svg:x="11.7cm" svg:y="27.2cm">
          <text:p text:style-name="P1"><text:span text:style-name="T3">callback specified by 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1" draw:layer="layout" svg:width="7.2cm" svg:height="0.887cm" svg:x="11.5cm" svg:y="25.521cm">
          <draw:text-box>
            <text:p><text:span text:style-name="T7">legend:</text:span></text:p>
            <text:p><text:span text:style-name="T8"/></text:p>
          </draw:text-box>
        </draw:frame>
        <draw:custom-shape draw:style-name="gr14" draw:text-style-name="P17" xml:id="id18" draw:id="id18" draw:layer="layout" svg:width="4.4cm" svg:height="0.8cm" svg:x="9.6cm" svg:y="13.502cm">
          <text:p text:style-name="P1"><text:span text:style-name="T2">failByTaskPrecondi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1" draw:layer="layout" svg:x1="5.748cm" svg:y1="13.9cm" svg:x2="9.6cm" svg:y2="13.902cm" draw:start-shape="id4" draw:end-shape="id18" draw:end-glue-point="3" svg:d="M5748 13900h1927v2h1925" svg:viewBox="0 0 3853 3">
          <text:p/>
        </draw:connector>
        <draw:connector draw:style-name="gr11" draw:text-style-name="P11" draw:layer="layout" svg:x1="14cm" svg:y1="13.902cm" svg:x2="17cm" svg:y2="5.307cm" draw:start-shape="id18" draw:start-glue-point="1" draw:end-shape="id2" draw:end-glue-point="2" svg:d="M14000 13902h3000v-8595" svg:viewBox="0 0 3001 8596">
          <text:p/>
        </draw:connector>
        <draw:frame draw:style-name="gr18" draw:text-style-name="P10" draw:layer="layout" svg:width="4.6cm" svg:height="0.569cm" svg:x="5.1cm" svg:y="13.4cm">
          <draw:text-box>
            <text:p text:style-name="P1"><text:span text:style-name="T4">TaskPreconditionException</text:span></text:p>
          </draw:text-box>
        </draw:frame>
        <draw:custom-shape draw:style-name="gr14" draw:text-style-name="P7" xml:id="id19" draw:id="id19" draw:layer="layout" svg:width="4.4cm" svg:height="0.8cm" svg:x="9.6cm" svg:y="16.156cm">
          <text:p text:style-name="P1"><text:span text:style-name="T3">failByRuntimeExcep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2" draw:layer="layout" svg:x1="6.6cm" svg:y1="16.55cm" svg:x2="9.6cm" svg:y2="16.556cm" draw:start-shape="id5" draw:end-shape="id19" draw:end-glue-point="3" svg:d="M6600 16550h1501v6h1499" svg:viewBox="0 0 3001 7">
          <text:p/>
        </draw:connector>
        <draw:connector draw:style-name="gr11" draw:text-style-name="P11" draw:layer="layout" svg:x1="14cm" svg:y1="16.556cm" svg:x2="17cm" svg:y2="5.307cm" draw:start-shape="id19" draw:start-glue-point="1" draw:end-shape="id2" draw:end-glue-point="2" svg:d="M14000 16556h3000v-11249" svg:viewBox="0 0 3001 11250">
          <text:p/>
        </draw:connector>
        <draw:custom-shape draw:style-name="gr14" draw:text-style-name="P7" xml:id="id20" draw:id="id20" draw:layer="layout" svg:width="4.4cm" svg:height="0.8cm" svg:x="9.601cm" svg:y="17.795cm">
          <text:p text:style-name="P1"><text:span text:style-name="T3">failByRuntimeExcep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2" draw:layer="layout" svg:x1="6.6cm" svg:y1="18.2cm" svg:x2="9.601cm" svg:y2="18.195cm" draw:start-shape="id6" draw:start-glue-point="1" draw:end-shape="id20" draw:end-glue-point="3" svg:d="M6600 18200h1501v-5h1500" svg:viewBox="0 0 3002 6">
          <text:p/>
        </draw:connector>
        <draw:connector draw:style-name="gr11" draw:text-style-name="P11" draw:layer="layout" svg:x1="14.001cm" svg:y1="18.195cm" svg:x2="17cm" svg:y2="5.307cm" draw:start-shape="id20" draw:start-glue-point="1" draw:end-shape="id2" draw:end-glue-point="2" svg:d="M14001 18195h2999v-12888" svg:viewBox="0 0 3000 12889">
          <text:p/>
        </draw:connector>
        <draw:connector draw:style-name="gr11" draw:text-style-name="P11" draw:layer="layout" svg:x1="13.8cm" svg:y1="7.4cm" svg:x2="17cm" svg:y2="5.307cm" draw:start-shape="id14" draw:start-glue-point="1" draw:end-shape="id2" draw:end-glue-point="2" svg:d="M13800 7400h3200v-2093" svg:viewBox="0 0 3201 2094">
          <text:p/>
        </draw:connector>
        <draw:frame draw:style-name="gr12" draw:text-style-name="P10" draw:layer="layout" svg:width="4.6cm" svg:height="0.887cm" svg:x="13cm" svg:y="6.913cm">
          <draw:text-box>
            <text:p text:style-name="P1"><text:span text:style-name="T4">RuntimeException</text:span></text:p>
          </draw:text-box>
        </draw:frame>
        <draw:connector draw:style-name="gr11" draw:text-style-name="P11" draw:layer="layout" svg:x1="14.1cm" svg:y1="20.7cm" svg:x2="17cm" svg:y2="5.307cm" draw:start-shape="id16" draw:start-glue-point="1" draw:end-shape="id2" draw:end-glue-point="2" svg:d="M14100 20700h2900v-15393" svg:viewBox="0 0 2901 15394">
          <text:p/>
        </draw:connector>
        <draw:frame draw:style-name="gr12" draw:text-style-name="P10" draw:layer="layout" svg:width="4.6cm" svg:height="0.887cm" svg:x="13.2cm" svg:y="20.214cm">
          <draw:text-box>
            <text:p text:style-name="P1"><text:span text:style-name="T4">RuntimeException</text:span></text:p>
          </draw:text-box>
        </draw:frame>
        <draw:frame draw:style-name="gr10" draw:text-style-name="P13" draw:layer="layout" svg:width="1.64cm" svg:height="0.963cm" svg:x="5.2cm" svg:y="13.837cm">
          <draw:text-box>
            <text:p text:style-name="P1"><text:span text:style-name="T1">no</text:span></text:p>
            <text:p text:style-name="P1"><text:span text:style-name="T1"/></text:p>
          </draw:text-box>
        </draw:frame>
        <draw:frame draw:style-name="gr10" draw:text-style-name="P13" draw:layer="layout" svg:width="1.64cm" svg:height="0.963cm" svg:x="3.845cm" svg:y="8.611cm">
          <draw:text-box>
            <text:p text:style-name="P1"><text:span text:style-name="T1">no</text:span></text:p>
            <text:p text:style-name="P1"><text:span text:style-name="T1"/></text:p>
          </draw:text-box>
        </draw:frame>
        <draw:frame draw:style-name="gr10" draw:text-style-name="P13" draw:layer="layout" svg:width="1.64cm" svg:height="0.963cm" svg:x="5.617cm" svg:y="6.854cm">
          <draw:text-box>
            <text:p text:style-name="P1"><text:span text:style-name="T1">yes</text:span></text:p>
            <text:p text:style-name="P1"><text:span text:style-name="T1"/></text:p>
          </draw:text-box>
        </draw:frame>
        <draw:custom-shape draw:style-name="gr14" draw:text-style-name="P7" xml:id="id1" draw:id="id1" draw:layer="layout" svg:width="4.4cm" svg:height="0.8cm" svg:x="9.6cm" svg:y="23.2cm">
          <text:p text:style-name="P1"><text:span text:style-name="T3">failByTaskExecutionExcep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xml:id="id21" draw:id="id21" draw:layer="layout" svg:width="4.4cm" svg:height="0.8cm" svg:x="9.6cm" svg:y="24.2cm">
          <text:p text:style-name="P1"><text:span text:style-name="T3">failByRuntimeExcep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2" draw:layer="layout" draw:line-skew="-1.101cm" svg:x1="6.6cm" svg:y1="24.05cm" svg:x2="9.6cm" svg:y2="23.6cm" draw:start-shape="id8" draw:start-glue-point="1" draw:end-shape="id1" svg:d="M6600 24050h400v-450h2600" svg:viewBox="0 0 3001 451">
          <text:p/>
        </draw:connector>
        <draw:connector draw:style-name="gr11" draw:text-style-name="P22" draw:layer="layout" draw:line-skew="-1.101cm" svg:x1="6.6cm" svg:y1="24.05cm" svg:x2="9.6cm" svg:y2="24.6cm" draw:start-shape="id8" draw:start-glue-point="1" draw:end-shape="id21" svg:d="M6600 24050h400v550h2600" svg:viewBox="0 0 3001 551">
          <text:p/>
        </draw:connector>
        <draw:connector draw:style-name="gr11" draw:text-style-name="P22" draw:layer="layout" svg:x1="14cm" svg:y1="24.6cm" svg:x2="17cm" svg:y2="5.307cm" draw:start-shape="id21" draw:start-glue-point="1" draw:end-shape="id2" draw:end-glue-point="2" svg:d="M14000 24600h3000v-19293" svg:viewBox="0 0 3001 19294">
          <text:p/>
        </draw:connector>
        <draw:frame draw:style-name="gr12" draw:text-style-name="P10" draw:layer="layout" svg:width="4.6cm" svg:height="0.887cm" svg:x="5.5cm" svg:y="24.513cm">
          <draw:text-box>
            <text:p text:style-name="P1"><text:span text:style-name="T4">RuntimeException</text:span></text:p>
          </draw:text-box>
        </draw:frame>
        <draw:frame draw:style-name="gr19" draw:text-style-name="P18" draw:layer="layout" svg:width="7.2cm" svg:height="1.115cm" svg:x="12.4cm" svg:y="28.585cm">
          <draw:text-box>
            <text:p><text:span text:style-name="T9">github.com/arthurpicht/taskRunner</text:span></text:p>
            <text:p><text:span text:style-name="T10"/></text:p>
          </draw:text-box>
        </draw:fram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53cm" fo:margin-bottom="0cm" fo:text-indent="0cm"/>
      <style:text-properties fo:font-size="52.7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65cm" fo:margin-bottom="0cm" fo:text-indent="0cm"/>
      <style:text-properties fo:font-size="45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76cm" fo:margin-bottom="0cm" fo:text-indent="0cm"/>
      <style:text-properties fo:font-size="37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0" draw:style-name="Mdp1">
      <draw:frame presentation:style-name="Standard-title" draw:layer="backgroundobjects" svg:width="18.899cm" svg:height="4.958cm" svg:x="1.05cm" svg:y="1.183cm" presentation:class="title" presentation:placeholder="true">
        <draw:text-box/>
      </draw:frame>
      <draw:frame presentation:style-name="Standard-outline1" draw:layer="backgroundobjects" svg:width="18.899cm" svg:height="17.225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81cm" svg:y="27.05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6cm" svg:x="15.056cm" svg:y="27.055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28T09:03:31.561567175</meta:creation-date>
    <dc:date>2022-03-29T10:48:09.390401133</dc:date>
    <meta:editing-duration>PT3H53M41S</meta:editing-duration>
    <meta:editing-cycles>24</meta:editing-cycles>
    <meta:generator>LibreOffice/6.0.7.3$Linux_X86_64 LibreOffice_project/00m0$Build-3</meta:generator>
    <meta:document-statistic meta:object-count="92"/>
  </office:meta>
</office:document-meta>
</file>